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4374in"/>
    </style:style>
    <style:style style:name="co3" style:family="table-column">
      <style:table-column-properties fo:break-before="auto" style:column-width="1.052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0.4165in"/>
    </style:style>
    <style:style style:name="co7" style:family="table-column">
      <style:table-column-properties fo:break-before="auto" style:column-width="1.0417in"/>
    </style:style>
    <style:style style:name="co8" style:family="table-column">
      <style:table-column-properties fo:break-before="auto" style:column-width="1.0209in"/>
    </style:style>
    <style:style style:name="co9" style:family="table-column">
      <style:table-column-properties fo:break-before="auto" style:column-width="0.4583in"/>
    </style:style>
    <style:style style:name="co10" style:family="table-column">
      <style:table-column-properties fo:break-before="auto" style:column-width="3.9898in"/>
    </style:style>
    <style:style style:name="co11" style:family="table-column">
      <style:table-column-properties fo:break-before="auto" style:column-width="0.4898in"/>
    </style:style>
    <style:style style:name="co12" style:family="table-column">
      <style:table-column-properties fo:break-before="auto" style:column-width="0.3646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0.4272in"/>
    </style:style>
    <style:style style:name="co15" style:family="table-column">
      <style:table-column-properties fo:break-before="auto" style:column-width="0.4791in"/>
    </style:style>
    <style:style style:name="co16" style:family="table-column">
      <style:table-column-properties fo:break-before="auto" style:column-width="0.5102in"/>
    </style:style>
    <style:style style:name="co17" style:family="table-column">
      <style:table-column-properties fo:break-before="auto" style:column-width="0.4689in"/>
    </style:style>
    <style:style style:name="co18" style:family="table-column">
      <style:table-column-properties fo:break-before="auto" style:column-width="1.0937in"/>
    </style:style>
    <style:style style:name="co19" style:family="table-column">
      <style:table-column-properties fo:break-before="auto" style:column-width="3.948in"/>
    </style:style>
    <style:style style:name="co20" style:family="table-column">
      <style:table-column-properties fo:break-before="auto" style:column-width="1.6043in"/>
    </style:style>
    <style:style style:name="co21" style:family="table-column">
      <style:table-column-properties fo:break-before="auto" style:column-width="1.7291in"/>
    </style:style>
    <style:style style:name="co22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1.2508in"/>
    </style:style>
    <style:style style:name="co24" style:family="table-column">
      <style:table-column-properties fo:break-before="auto" style:column-width="1.5071in"/>
    </style:style>
    <style:style style:name="co25" style:family="table-column">
      <style:table-column-properties fo:break-before="auto" style:column-width="3.8925in"/>
    </style:style>
    <style:style style:name="co26" style:family="table-column">
      <style:table-column-properties fo:break-before="auto" style:column-width="3.6598in"/>
    </style:style>
    <style:style style:name="co27" style:family="table-column">
      <style:table-column-properties fo:break-before="auto" style:column-width="0.5591in"/>
    </style:style>
    <style:style style:name="co28" style:family="table-column">
      <style:table-column-properties fo:break-before="auto" style:column-width="1.5846in"/>
    </style:style>
    <style:style style:name="co29" style:family="table-column">
      <style:table-column-properties fo:break-before="auto" style:column-width="1.2354in"/>
    </style:style>
    <style:style style:name="co30" style:family="table-column">
      <style:table-column-properties fo:break-before="auto" style:column-width="1.1189in"/>
    </style:style>
    <style:style style:name="co31" style:family="table-column">
      <style:table-column-properties fo:break-before="auto" style:column-width="2.8902in"/>
    </style:style>
    <style:style style:name="co32" style:family="table-column">
      <style:table-column-properties fo:break-before="auto" style:column-width="3.807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00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Zbrane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100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Zbrane</text:p>
          </table:table-cell>
          <table:table-cell table:number-columns-repeated="12"/>
          <table:table-cell office:value-type="string">
            <text:p>Balicky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Zacatecni</text:p>
          </table:table-cell>
          <table:table-cell office:value-type="string">
            <text:p>(--)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zakladni</text:p>
          </table:table-cell>
          <table:table-cell table:number-columns-repeated="12"/>
          <table:table-cell office:value-type="string">
            <text:p>Obecny</text:p>
          </table:table-cell>
          <table:table-cell office:value-type="string">
            <text:p>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nt</text:p>
          </table:table-cell>
          <table:table-cell office:value-type="string">
            <text:p>code</text:p>
          </table:table-cell>
          <table:table-cell office:value-type="string">
            <text:p>Jmeno</text:p>
          </table:table-cell>
          <table:table-cell office:value-type="string">
            <text:p>Velikost</text:p>
          </table:table-cell>
          <table:table-cell office:value-type="string">
            <text:p>Cena</text:p>
          </table:table-cell>
          <table:table-cell office:value-type="string">
            <text:p>A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Munice</text:p>
          </table:table-cell>
          <table:table-cell office:value-type="string">
            <text:p>Balicek</text:p>
          </table:table-cell>
          <table:table-cell table:number-columns-repeated="3"/>
          <table:table-cell office:value-type="string">
            <text:p>Polovojensky</text:p>
          </table:table-cell>
          <table:table-cell office:value-type="string">
            <text:p>p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Z</text:p>
          </table:table-cell>
          <table:table-cell office:value-type="string">
            <text:p>Kamen</text:p>
          </table:table-cell>
          <table:table-cell office:value-type="string">
            <text:p><text:s/>2V</text:p>
          </table:table-cell>
          <table:table-cell office:value-type="string">
            <text:p>x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x</text:p>
          </table:table-cell>
          <table:table-cell office:value-type="string">
            <text:p>(--)</text:p>
          </table:table-cell>
          <table:table-cell table:number-columns-repeated="3"/>
          <table:table-cell office:value-type="string">
            <text:p>Vojensky</text:p>
          </table:table-cell>
          <table:table-cell office:value-type="string">
            <text:p>v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Klacek</text:p>
          </table:table-cell>
          <table:table-cell office:value-type="string">
            <text:p>1V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(--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Hul</text:p>
          </table:table-cell>
          <table:table-cell office:value-type="string">
            <text:p>2L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(--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k najdeni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nt</text:p>
          </table:table-cell>
          <table:table-cell office:value-type="string">
            <text:p>code</text:p>
          </table:table-cell>
          <table:table-cell office:value-type="string">
            <text:p>Jmeno</text:p>
          </table:table-cell>
          <table:table-cell office:value-type="string">
            <text:p>Velikost</text:p>
          </table:table-cell>
          <table:table-cell office:value-type="string">
            <text:p>Cena</text:p>
          </table:table-cell>
          <table:table-cell office:value-type="string">
            <text:p>A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Munice</text:p>
          </table:table-cell>
          <table:table-cell office:value-type="string">
            <text:p>Balice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Pisto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m</text:p>
          </table:table-cell>
          <table:table-cell office:value-type="string">
            <text:p>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Z</text:p>
          </table:table-cell>
          <table:table-cell office:value-type="string">
            <text:p>Kulovnice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m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Z</text:p>
          </table:table-cell>
          <table:table-cell office:value-type="string">
            <text:p>Samopal</text:p>
          </table:table-cell>
          <table:table-cell office:value-type="string">
            <text:p>V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3m</text:p>
          </table:table-cell>
          <table:table-cell office:value-type="string">
            <text:p>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Z</text:p>
          </table:table-cell>
          <table:table-cell office:value-type="string">
            <text:p>Kuse</text:p>
          </table:table-cell>
          <table:table-cell office:value-type="string">
            <text:p>T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j</text:p>
          </table:table-cell>
          <table:table-cell office:value-type="string">
            <text:p>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Z</text:p>
          </table:table-cell>
          <table:table-cell office:value-type="string">
            <text:p>Luk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j</text:p>
          </table:table-cell>
          <table:table-cell office:value-type="string">
            <text:p>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Z</text:p>
          </table:table-cell>
          <table:table-cell office:value-type="string">
            <text:p>Brokovnice</text:p>
          </table:table-cell>
          <table:table-cell office:value-type="string">
            <text:p>L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m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Z</text:p>
          </table:table-cell>
          <table:table-cell office:value-type="string">
            <text:p>Kr. Brokovnice</text:p>
          </table:table-cell>
          <table:table-cell office:value-type="string">
            <text:p>V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m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Z</text:p>
          </table:table-cell>
          <table:table-cell office:value-type="string">
            <text:p>Palcat</text:p>
          </table:table-cell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Z</text:p>
          </table:table-cell>
          <table:table-cell office:value-type="string">
            <text:p>Maceta</text:p>
          </table:table-cell>
          <table:table-cell office:value-type="string">
            <text:p>M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string">
            <text:p>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Z</text:p>
          </table:table-cell>
          <table:table-cell office:value-type="string">
            <text:p>Auto. Pistole</text:p>
          </table:table-cell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m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Z</text:p>
          </table:table-cell>
          <table:table-cell office:value-type="string">
            <text:p>Utocna puska</text:p>
          </table:table-cell>
          <table:table-cell office:value-type="string">
            <text:p>L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3mm</text:p>
          </table:table-cell>
          <table:table-cell office:value-type="string">
            <text:p>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Z</text:p>
          </table:table-cell>
          <table:table-cell office:value-type="string">
            <text:p>Kulomet</text:p>
          </table:table-cell>
          <table:table-cell office:value-type="string">
            <text:p>T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3mm</text:p>
          </table:table-cell>
          <table:table-cell office:value-type="string">
            <text:p>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Z</text:p>
          </table:table-cell>
          <table:table-cell office:value-type="string">
            <text:p>Mot. Pila</text:p>
          </table:table-cell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4m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Z</text:p>
          </table:table-cell>
          <table:table-cell office:value-type="string">
            <text:p>Sekera</text:p>
          </table:table-cell>
          <table:table-cell office:value-type="string">
            <text:p>V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Z</text:p>
          </table:table-cell>
          <table:table-cell office:value-type="string">
            <text:p>Kopi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Z</text:p>
          </table:table-cell>
          <table:table-cell office:value-type="string">
            <text:p>Kyj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Z</text:p>
          </table:table-cell>
          <table:table-cell office:value-type="string">
            <text:p>Bazuka</text:p>
          </table:table-cell>
          <table:table-cell office:value-type="string">
            <text:p>T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1mm</text:p>
          </table:table-cell>
          <table:table-cell office:value-type="string">
            <text:p>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Z</text:p>
          </table:table-cell>
          <table:table-cell office:value-type="string">
            <text:p>Granat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jm</text:p>
          </table:table-cell>
          <table:table-cell office:value-type="string">
            <text:p>v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formula="of:=SUM([.B13:.B35])" office:value-type="float" office:value="34">
            <text:p>34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ybaveni" table:style-name="ta1">
        <table:table-column table:style-name="co1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cnt</text:p>
          </table:table-cell>
          <table:table-cell office:value-type="string">
            <text:p>code</text:p>
          </table:table-cell>
          <table:table-cell office:value-type="string">
            <text:p>jmeno</text:p>
          </table:table-cell>
          <table:table-cell office:value-type="string">
            <text:p>Cena</text:p>
          </table:table-cell>
          <table:table-cell office:value-type="string">
            <text:p>velikost</text:p>
          </table:table-cell>
          <table:table-cell office:value-type="string">
            <text:p>Balicek</text:p>
          </table:table-cell>
          <table:table-cell office:value-type="string">
            <text:p>efekt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Pas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1x za misi|+1_Z/S|mimo misi|+1 jidlo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Past 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1x za misi|+2_Z/S|mimo misi|+1 jidlo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Baterk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4x za misi|Pri pruzkumu|+1_P a_-1_S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Noktovizo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2x za misi|+1_P/S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Lep. Opasek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</text:p>
          </table:table-cell>
          <table:table-cell office:value-type="string">
            <text:p>Nosnost +1_vec|Nepocita se do limitu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Lep. Bato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p</text:p>
          </table:table-cell>
          <table:table-cell office:value-type="string">
            <text:p>Postava nesmi mit T|Nosnost +2_veci|Nepocita se do limitu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Lekarn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string">
            <text:p>1x za misi|+2_Zivoty nebo Resuscitac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Nastroj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string">
            <text:p>Jedna oprava zdarma ci skrap_+1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Koren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string">
            <text:p>Mimo misi|+1_Jidlo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Prikryvk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string">
            <text:p>Mimo misi|+1_Leceni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Dalekohle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Pred misi|odhali jedno X|a 1x za misi|Odhali nepritele A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Kompa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Po misi|+1_k_zaverecnym bodum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Box na Munici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</text:p>
          </table:table-cell>
          <table:table-cell office:value-type="string">
            <text:p>Unese dalsi 2_zasobniky pro jednu ze_zbrani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formula="of:=SUM([.C4:.C21])" office:value-type="float" office:value="39">
            <text:p>39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zidla" table:style-name="ta1"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cnt</text:p>
          </table:table-cell>
          <table:table-cell office:value-type="string">
            <text:p>code</text:p>
          </table:table-cell>
          <table:table-cell office:value-type="string">
            <text:p>Jmeno</text:p>
          </table:table-cell>
          <table:table-cell office:value-type="string">
            <text:p>Balik</text:p>
          </table:table-cell>
          <table:table-cell office:value-type="string">
            <text:p>Cena</text:p>
          </table:table-cell>
          <table:table-cell office:value-type="string">
            <text:p>Uveze</text:p>
          </table:table-cell>
          <table:table-cell office:value-type="string">
            <text:p>Uzdravi</text:p>
          </table:table-cell>
          <table:table-cell office:value-type="string">
            <text:p>Sezere</text:p>
          </table:table-cell>
          <table:table-cell office:value-type="string">
            <text:p>Scra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Kolo</text:p>
          </table:table-cell>
          <table:table-cell office:value-type="string">
            <text:p>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Vozik</text:p>
          </table:table-cell>
          <table:table-cell office:value-type="string">
            <text:p>o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1m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Kun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office:value-type="string">
            <text:p>1j</text:p>
          </table:table-cell>
          <table:table-cell office:value-type="string">
            <text:p>3j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Povoz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1j</text:p>
          </table:table-cell>
          <table:table-cell office:value-type="string">
            <text:p>5j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Motorka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2" office:value-type="string">
            <text:p>1m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Auto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2m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Autobus</text:p>
          </table:table-cell>
          <table:table-cell office:value-type="string">
            <text:p>o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3m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umvee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2m</text:p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formula="of:=SUM([.C4:.C17])" office:value-type="float" office:value="20">
            <text:p>20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broj" table:style-name="ta1">
        <table:table-column table:style-name="co1" table:number-columns-repeated="2" table:default-cell-style-name="ce1"/>
        <table:table-column table:style-name="co12" table:default-cell-style-name="ce1"/>
        <table:table-column table:style-name="co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5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cnt</text:p>
          </table:table-cell>
          <table:table-cell office:value-type="string">
            <text:p>Code</text:p>
          </table:table-cell>
          <table:table-cell office:value-type="string">
            <text:p>Jmeno</text:p>
          </table:table-cell>
          <table:table-cell office:value-type="string">
            <text:p>Balik</text:p>
          </table:table-cell>
          <table:table-cell office:value-type="string">
            <text:p>Cena</text:p>
          </table:table-cell>
          <table:table-cell office:value-type="string">
            <text:p>Zivotu</text:p>
          </table:table-cell>
          <table:table-cell office:value-type="string">
            <text:p>Unes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Pracovni</text:p>
          </table:table-cell>
          <table:table-cell office:value-type="string">
            <text:p>o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Policejni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Takticka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Vojenska</text:p>
          </table:table-cell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pecialni</text:p>
          </table:table-cell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e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koly" table:style-name="ta1">
        <table:table-column table:style-name="co1" table:number-columns-repeated="4" table:default-cell-style-name="ce1"/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column table:style-name="co1" table:number-columns-repeated="1017" table:default-cell-style-name="ce1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cnt</text:p>
          </table:table-cell>
          <table:table-cell office:value-type="string">
            <text:p>code</text:p>
          </table:table-cell>
          <table:table-cell office:value-type="string">
            <text:p>Jmeno</text:p>
          </table:table-cell>
          <table:table-cell office:value-type="string">
            <text:p>Typ</text:p>
          </table:table-cell>
          <table:table-cell office:value-type="string">
            <text:p>Popis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Odchod</text:p>
          </table:table-cell>
          <table:table-cell office:value-type="string">
            <text:p>Cesta</text:p>
          </table:table-cell>
          <table:table-cell office:value-type="string">
            <text:p>Posbirat mise celkem za_X.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Bourka</text:p>
          </table:table-cell>
          <table:table-cell office:value-type="string">
            <text:p>Misto</text:p>
          </table:table-cell>
          <table:table-cell office:value-type="string">
            <text:p>Posbirat jidlo navic. Celkem_X.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Informace</text:p>
          </table:table-cell>
          <table:table-cell office:value-type="string">
            <text:p>Misto</text:p>
          </table:table-cell>
          <table:table-cell office:value-type="string">
            <text:p>Karta informatora do balicku pruzkumu.|Najit ji_X_krat.</text:p>
          </table:table-cell>
          <table:table-cell table:number-columns-repeated="1017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ampan" table:style-name="ta1">
        <table:table-column table:style-name="co1" table:number-columns-repeated="3" table:default-cell-style-name="ce1"/>
        <table:table-column table:style-name="co20" table:default-cell-style-name="ce1"/>
        <table:table-column table:style-name="co21" table:number-columns-repeated="5" table:default-cell-style-name="ce1"/>
        <table:table-column table:style-name="co1" table:number-columns-repeated="101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cnt</text:p>
          </table:table-cell>
          <table:table-cell office:value-type="string">
            <text:p>code</text:p>
          </table:table-cell>
          <table:table-cell office:value-type="string">
            <text:p>Jmeno</text:p>
          </table:table-cell>
          <table:table-cell office:value-type="string">
            <text:p>Cast1</text:p>
          </table:table-cell>
          <table:table-cell office:value-type="string">
            <text:p>Cast2</text:p>
          </table:table-cell>
          <table:table-cell office:value-type="string">
            <text:p>Cast3</text:p>
          </table:table-cell>
          <table:table-cell office:value-type="string">
            <text:p>Cast4</text:p>
          </table:table-cell>
          <table:table-cell office:value-type="string">
            <text:p>Cast5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K</text:p>
          </table:table-cell>
          <table:table-cell office:value-type="string">
            <text:p>Pomsta bossovi</text:p>
          </table:table-cell>
          <table:table-cell office:value-type="string">
            <text:p>Mesto_U|Odchod_20</text:p>
          </table:table-cell>
          <table:table-cell office:value-type="string">
            <text:p>Krajina_U|Boure_24</text:p>
          </table:table-cell>
          <table:table-cell office:value-type="string">
            <text:p>Venkov_U|Informace_10</text:p>
          </table:table-cell>
          <table:table-cell office:value-type="string">
            <text:p>-------</text:p>
          </table:table-cell>
          <table:table-cell office:value-type="string">
            <text:p>Tabor_M|Boss</text:p>
          </table:table-cell>
          <table:table-cell table:number-columns-repeated="1015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nusy" table:style-name="ta2" table:print="false">
        <table:table-column table:style-name="co22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4" table:number-rows-repeated="2">
          <table:table-cell table:number-columns-repeated="7"/>
        </table:table-row>
        <table:table-row table:style-name="ro5">
          <table:table-cell/>
          <table:table-cell office:value-type="string">
            <text:p>Code</text:p>
          </table:table-cell>
          <table:table-cell office:value-type="string">
            <text:p>Cat</text:p>
          </table:table-cell>
          <table:table-cell office:value-type="string">
            <text:p>Name</text:p>
          </table:table-cell>
          <table:table-cell office:value-type="string">
            <text:p>Image</text:p>
          </table:table-cell>
          <table:table-cell office:value-type="string">
            <text:p>Text</text:p>
          </table:table-cell>
          <table:table-cell office:value-type="string">
            <text:p>Comment</text:p>
          </table:table-cell>
        </table:table-row>
        <table:table-row table:style-name="ro5">
          <table:table-cell/>
          <table:table-cell office:value-type="string">
            <text:p>BZ</text:p>
          </table:table-cell>
          <table:table-cell office:value-type="string">
            <text:p>Bonus</text:p>
          </table:table-cell>
          <table:table-cell office:value-type="string">
            <text:p>Divka a psy</text:p>
          </table:table-cell>
          <table:table-cell office:value-type="string">
            <text:p>png/question.png</text:p>
          </table:table-cell>
          <table:table-cell office:value-type="string">
            <text:p>Zaplatte munici na 3 utoky a zachranena vam da 3j</text:p>
          </table:table-cell>
          <table:table-cell office:value-type="string">
            <text:p>Divka je zahnana do kouta. Pomuzete ji?</text:p>
          </table:table-cell>
        </table:table-row>
        <table:table-row table:style-name="ro5">
          <table:table-cell/>
          <table:table-cell office:value-type="string">
            <text:p>BZ</text:p>
          </table:table-cell>
          <table:table-cell office:value-type="string">
            <text:p>Bonus</text:p>
          </table:table-cell>
          <table:table-cell office:value-type="string">
            <text:p>Municni expert</text:p>
          </table:table-cell>
          <table:table-cell office:value-type="string">
            <text:p>png/question.png</text:p>
          </table:table-cell>
          <table:table-cell office:value-type="string">
            <text:p>Za 2j vam vyrobi az 5ks munice</text:p>
          </table:table-cell>
          <table:table-cell office:value-type="string">
            <text:p>Vsimli jste si maleho domku s rozsvicenym oknem.</text:p>
          </table:table-cell>
        </table:table-row>
        <table:table-row table:style-name="ro5">
          <table:table-cell/>
          <table:table-cell office:value-type="string">
            <text:p>BZ</text:p>
          </table:table-cell>
          <table:table-cell office:value-type="string">
            <text:p>Bonus</text:p>
          </table:table-cell>
          <table:table-cell office:value-type="string">
            <text:p>Prepper</text:p>
          </table:table-cell>
          <table:table-cell office:value-type="string">
            <text:p>png/question.png</text:p>
          </table:table-cell>
          <table:table-cell office:value-type="string">
            <text:p>Vymeni vam az 5m za 5j</text:p>
          </table:table-cell>
          <table:table-cell office:value-type="string">
            <text:p>Psst. Ozvalo se z poza rohu. Co takhle nejaky kseftik!</text:p>
          </table:table-cell>
        </table:table-row>
        <table:table-row table:style-name="ro5">
          <table:table-cell/>
          <table:table-cell office:value-type="string">
            <text:p>BZ</text:p>
          </table:table-cell>
          <table:table-cell office:value-type="string">
            <text:p>Bonus</text:p>
          </table:table-cell>
          <table:table-cell office:value-type="string">
            <text:p>Horda</text:p>
          </table:table-cell>
          <table:table-cell office:value-type="string">
            <text:p>png/question.png</text:p>
          </table:table-cell>
          <table:table-cell office:value-type="string">
            <text:p>Zaplatte munici na 4 utoky a najdete 3j a 3m</text:p>
          </table:table-cell>
          <table:table-cell office:value-type="string">
            <text:p>Nad cim se ta banda tak sbiha? Kdyz se jich zbavite dozvite se to.</text:p>
          </table:table-cell>
        </table:table-row>
        <table:table-row table:style-name="ro5">
          <table:table-cell/>
          <table:table-cell office:value-type="string">
            <text:p>BZ</text:p>
          </table:table-cell>
          <table:table-cell office:value-type="string">
            <text:p>Bonus</text:p>
          </table:table-cell>
          <table:table-cell office:value-type="string">
            <text:p>Zkusena zalesacka</text:p>
          </table:table-cell>
          <table:table-cell office:value-type="string">
            <text:p>png/question.png</text:p>
          </table:table-cell>
          <table:table-cell office:value-type="string">
            <text:p>Za 2j vam prida dalsi kartu znalosti</text:p>
          </table:table-cell>
          <table:table-cell office:value-type="string">
            <text:p>Pomohla vam kousek cesty. Chcete aby se s vami podelila o sve znalosti?</text:p>
          </table:table-cell>
        </table:table-row>
        <table:table-row table:style-name="ro5">
          <table:table-cell/>
          <table:table-cell office:value-type="string">
            <text:p>BZ</text:p>
          </table:table-cell>
          <table:table-cell office:value-type="string">
            <text:p>Bonus</text:p>
          </table:table-cell>
          <table:table-cell office:value-type="string">
            <text:p>Opustene skladiste</text:p>
          </table:table-cell>
          <table:table-cell office:value-type="string">
            <text:p>png/question.png</text:p>
          </table:table-cell>
          <table:table-cell office:value-type="string">
            <text:p>Tahnete si predmet navic k vasemu vyberu</text:p>
          </table:table-cell>
          <table:table-cell office:value-type="string">
            <text:p>Mate jeste cas? Tamhle je asi neco zajimaveho.</text:p>
          </table:table-cell>
        </table:table-row>
        <table:table-row table:style-name="ro5">
          <table:table-cell/>
          <table:table-cell office:value-type="string">
            <text:p>BZ</text:p>
          </table:table-cell>
          <table:table-cell office:value-type="string">
            <text:p>Bonus</text:p>
          </table:table-cell>
          <table:table-cell office:value-type="string">
            <text:p>Policejni dodavka</text:p>
          </table:table-cell>
          <table:table-cell office:value-type="string">
            <text:p>png/question.png</text:p>
          </table:table-cell>
          <table:table-cell office:value-type="string">
            <text:p>Tahnete si zbran navic k vyberu predmetu</text:p>
          </table:table-cell>
          <table:table-cell office:value-type="string">
            <text:p>Asi nekam jeli kdyz je to dohnalo.</text:p>
          </table:table-cell>
        </table:table-row>
        <table:table-row table:style-name="ro5">
          <table:table-cell/>
          <table:table-cell office:value-type="string">
            <text:p>BZ</text:p>
          </table:table-cell>
          <table:table-cell office:value-type="string">
            <text:p>Bonus</text:p>
          </table:table-cell>
          <table:table-cell office:value-type="string">
            <text:p>Stanice prvni pomoci</text:p>
          </table:table-cell>
          <table:table-cell office:value-type="string">
            <text:p>png/question.png</text:p>
          </table:table-cell>
          <table:table-cell office:value-type="string">
            <text:p>Muzete vylecit az 3 zraneni</text:p>
          </table:table-cell>
          <table:table-cell office:value-type="string">
            <text:p>Opustena ale asi v ni budou nejake zasoby.</text:p>
          </table:table-cell>
        </table:table-row>
      </table:table>
      <table:table table:name="Prostredi" table:style-name="ta2" table:print="false"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4" table:number-rows-repeated="2">
          <table:table-cell table:number-columns-repeated="7"/>
        </table:table-row>
        <table:table-row table:style-name="ro5">
          <table:table-cell/>
          <table:table-cell office:value-type="string">
            <text:p>Code</text:p>
          </table:table-cell>
          <table:table-cell office:value-type="string">
            <text:p>Cat</text:p>
          </table:table-cell>
          <table:table-cell office:value-type="string">
            <text:p>Name</text:p>
          </table:table-cell>
          <table:table-cell office:value-type="string">
            <text:p>Image</text:p>
          </table:table-cell>
          <table:table-cell office:value-type="string">
            <text:p>Effect</text:p>
          </table:table-cell>
          <table:table-cell office:value-type="string">
            <text:p>Text</text:p>
          </table:table-cell>
        </table:table-row>
        <table:table-row table:style-name="ro5">
          <table:table-cell/>
          <table:table-cell office:value-type="string">
            <text:p>M0</text:p>
          </table:table-cell>
          <table:table-cell office:value-type="string">
            <text:p>Kde - Mesto</text:p>
          </table:table-cell>
          <table:table-cell office:value-type="string">
            <text:p>Obytna ctvrt</text:p>
          </table:table-cell>
          <table:table-cell office:value-type="string">
            <text:p>png/house.png</text:p>
          </table:table-cell>
          <table:table-cell office:value-type="string">
            <text:p>Za misi +2j pokud jste alespon jednou prohledavali</text:p>
          </table:table-cell>
          <table:table-cell office:value-type="string">
            <text:p>Zahrady a domy kde byval zivot</text:p>
          </table:table-cell>
        </table:table-row>
        <table:table-row table:style-name="ro5">
          <table:table-cell table:number-columns-repeated="3"/>
          <table:table-cell office:value-type="string">
            <text:p>Obchodni ctvrt</text:p>
          </table:table-cell>
          <table:table-cell/>
          <table:table-cell office:value-type="string">
            <text:p>Boj ve stinu je celkove o 1 snazsi</text:p>
          </table:table-cell>
          <table:table-cell office:value-type="string">
            <text:p>Prosklene budovy a krasne vybydlene kancelare</text:p>
          </table:table-cell>
        </table:table-row>
        <table:table-row table:style-name="ro5">
          <table:table-cell table:number-columns-repeated="3"/>
          <table:table-cell office:value-type="string">
            <text:p>Prumyslova skladiste</text:p>
          </table:table-cell>
          <table:table-cell/>
          <table:table-cell office:value-type="string">
            <text:p>Kazdy pruzkum je +1 vec</text:p>
          </table:table-cell>
          <table:table-cell office:value-type="string">
            <text:p>Sklady a sklady. Jak tady mohl nekdo zit?</text:p>
          </table:table-cell>
        </table:table-row>
        <table:table-row table:style-name="ro5">
          <table:table-cell table:number-columns-repeated="3"/>
          <table:table-cell office:value-type="string">
            <text:p>Historicka ctvrt</text:p>
          </table:table-cell>
          <table:table-cell/>
          <table:table-cell office:value-type="string">
            <text:p>Boj na zemi je o 1 tezsi</text:p>
          </table:table-cell>
          <table:table-cell office:value-type="string">
            <text:p>Krivolake ulicky a necekana zakouti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5">03/15/2020</text:date>, <text:time>23:07:3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meta:initial-creator>Marcela</meta:initial-creator>
    <meta:creation-date>2020-02-08T14:25:33Z</meta:creation-date>
    <dc:date>2020-03-15T23:07:36.32</dc:date>
    <meta:editing-duration>PT1H23M5S</meta:editing-duration>
    <meta:editing-cycles>15</meta:editing-cycles>
    <meta:document-statistic meta:table-count="9" meta:cell-count="577" meta:object-count="0"/>
  </office:meta>
</office:document-meta>
</file>